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3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keep-with-next="always"/>
    </style:style>
    <style:style style:name="TableColumn5" style:family="table-column">
      <style:table-column-properties style:column-width="3.459in"/>
    </style:style>
    <style:style style:name="TableColumn6" style:family="table-column">
      <style:table-column-properties style:column-width="3.459in"/>
    </style:style>
    <style:style style:name="Table4" style:family="table">
      <style:table-properties style:width="6.918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keep-with-next="always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keep-with-next="always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keep-with-next="always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keep-with-next="always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keep-with-next="always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keep-with-next="always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keep-with-next="alway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keep-with-next="always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keep-with-next="alway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keep-with-next="always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keep-with-next="alway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keep-with-next="always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keep-with-next="alway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keep-with-next="always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keep-with-next="alway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keep-with-next="always">
        <style:tab-stops>
          <style:tab-stop style:type="left" style:position="2.3888in"/>
        </style:tab-stops>
      </style:paragraph-properties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keep-with-next="alway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keep-with-next="always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keep-with-next="alway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keep-with-next="always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keep-with-next="alway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keep-with-next="always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keep-with-next="alway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keep-with-next="always"/>
    </style:style>
    <style:style style:name="P67" style:parent-style-name="Standard" style:family="paragraph">
      <style:paragraph-properties fo:keep-with-next="always"/>
    </style:style>
    <style:style style:name="P68" style:parent-style-name="Standard" style:family="paragraph">
      <style:paragraph-properties fo:keep-with-next="always"/>
    </style:style>
    <style:style style:name="P69" style:parent-style-name="Standard" style:family="paragraph">
      <style:paragraph-properties fo:keep-with-next="always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Standard" style:family="paragraph">
      <style:paragraph-properties fo:keep-with-next="always"/>
    </style:style>
    <style:style style:name="P72" style:parent-style-name="Standard" style:family="paragraph">
      <style:paragraph-properties fo:keep-with-next="always"/>
    </style:style>
    <style:style style:name="P73" style:parent-style-name="Standard" style:family="paragraph">
      <style:paragraph-properties fo:keep-with-next="always" fo:text-indent="0.4923in"/>
    </style:style>
    <style:style style:name="P74" style:parent-style-name="Standard" style:family="paragraph">
      <style:paragraph-properties fo:keep-with-next="always" fo:text-indent="0.4923in"/>
    </style:style>
    <style:style style:name="TableColumn76" style:family="table-column">
      <style:table-column-properties style:column-width="3.459in"/>
    </style:style>
    <style:style style:name="TableColumn77" style:family="table-column">
      <style:table-column-properties style:column-width="3.459in"/>
    </style:style>
    <style:style style:name="Table75" style:family="table">
      <style:table-properties style:width="6.918in" fo:margin-left="0in" table:align="lef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h text:style-name="P1" text:outline-level="3">Test 050-09-16 Bad CRC in Response</text:h>
      <text:p text:style-name="Standard">Confirm error check logic.</text:p>
      <text:p text:style-name="Standard"/>
      <text:h text:style-name="Heading4" text:outline-level="4">Description</text:h>
      <text:p text:style-name="Standard">Check to confirm ACU can detect a bad CRC in an OSDP response from a PD.</text:p>
      <text:h text:style-name="Heading5" text:outline-level="5">PD</text:h>
      <text:p text:style-name="Standard">PD’s must respond to<text:s/><text:span text:style-name="T2">only</text:span><text:s/>the designated set of directives (on their address or on<text:s/>the config address) in the clear even if in secure channel (paired or not.)</text:p>
      <text:h text:style-name="Heading5" text:outline-level="5">ACU</text:h>
      <text:p text:style-name="Standard">If there is an active secure channel session or if the PD is responding with “NAK – Encryption required” then an ACU may use configuration and secure channel setup commands in<text:s/>the clear. <text:s/>This means only osdp_ID, osdp_CAP, osdp_COMSET and osdp_CHLNG are valid while secure channel is expected by the PD or in use at the ACU. <text:s/>An ACU with an active valid secure channel session with a PD is expected to use encrypted communications for ID, <text:s/>CAP, or COMSET.</text:p>
      <text:h text:style-name="Heading4" text:outline-level="4">Purpose</text:h>
      <text:p text:style-name="Normal">Confirm cleartext commands use is limited.</text:p>
      <text:h text:style-name="Heading4" text:outline-level="4">Criteria</text:h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Basic OSDP (PD)</text:p>
          </table:table-cell>
          <table:table-cell table:style-name="TableCell10">
            <text:p text:style-name="P11">ACU Only</text:p>
          </table:table-cell>
        </table:table-row>
        <table:table-row table:style-name="TableRow12">
          <table:table-cell table:style-name="TableCell13">
            <text:p text:style-name="P14">Basic OSDP (ACU)</text:p>
          </table:table-cell>
          <table:table-cell table:style-name="TableCell15">
            <text:p text:style-name="P16">Required</text:p>
          </table:table-cell>
        </table:table-row>
        <table:table-row table:style-name="TableRow17">
          <table:table-cell table:style-name="TableCell18">
            <text:p text:style-name="P19">Secure Channel (PD)</text:p>
          </table:table-cell>
          <table:table-cell table:style-name="TableCell20">
            <text:p text:style-name="P21">ACU Only</text:p>
          </table:table-cell>
        </table:table-row>
        <table:table-row table:style-name="TableRow22">
          <table:table-cell table:style-name="TableCell23">
            <text:p text:style-name="P24">Secure Channel (ACU)</text:p>
          </table:table-cell>
          <table:table-cell table:style-name="TableCell25">
            <text:p text:style-name="P26">Required</text:p>
          </table:table-cell>
        </table:table-row>
        <table:table-row table:style-name="TableRow27">
          <table:table-cell table:style-name="TableCell28">
            <text:p text:style-name="P29">BIO Match (PD)</text:p>
          </table:table-cell>
          <table:table-cell table:style-name="TableCell30">
            <text:p text:style-name="P31">ACU Only</text:p>
          </table:table-cell>
        </table:table-row>
        <table:table-row table:style-name="TableRow32">
          <table:table-cell table:style-name="TableCell33">
            <text:p text:style-name="P34">BIO Match (ACU)</text:p>
          </table:table-cell>
          <table:table-cell table:style-name="TableCell35">
            <text:p text:style-name="P36">Required</text:p>
          </table:table-cell>
        </table:table-row>
        <table:table-row table:style-name="TableRow37">
          <table:table-cell table:style-name="TableCell38">
            <text:p text:style-name="P39">BIO<text:s/>Read (PD)</text:p>
          </table:table-cell>
          <table:table-cell table:style-name="TableCell40">
            <text:p text:style-name="P41">ACU Only</text:p>
          </table:table-cell>
        </table:table-row>
        <table:table-row table:style-name="TableRow42">
          <table:table-cell table:style-name="TableCell43">
            <text:p text:style-name="P44">BIO Read (ACU)</text:p>
          </table:table-cell>
          <table:table-cell table:style-name="TableCell45">
            <text:p text:style-name="P46">Required</text:p>
          </table:table-cell>
        </table:table-row>
        <table:table-row table:style-name="TableRow47">
          <table:table-cell table:style-name="TableCell48">
            <text:p text:style-name="P49">Extended Packet Mode (PD)</text:p>
          </table:table-cell>
          <table:table-cell table:style-name="TableCell50">
            <text:p text:style-name="P51">ACU Only</text:p>
          </table:table-cell>
        </table:table-row>
        <table:table-row table:style-name="TableRow52">
          <table:table-cell table:style-name="TableCell53">
            <text:p text:style-name="P54">Extended Packet Mode (ACU)</text:p>
          </table:table-cell>
          <table:table-cell table:style-name="TableCell55">
            <text:p text:style-name="P56">Required</text:p>
          </table:table-cell>
        </table:table-row>
        <table:table-row table:style-name="TableRow57">
          <table:table-cell table:style-name="TableCell58">
            <text:p text:style-name="P59">Extended Read/Write (PD)</text:p>
          </table:table-cell>
          <table:table-cell table:style-name="TableCell60">
            <text:p text:style-name="P61">ACU Only</text:p>
          </table:table-cell>
        </table:table-row>
        <table:table-row table:style-name="TableRow62">
          <table:table-cell table:style-name="TableCell63">
            <text:p text:style-name="P64">Extended Read/Write (ACU)</text:p>
          </table:table-cell>
          <table:table-cell table:style-name="TableCell65">
            <text:p text:style-name="P66">Required</text:p>
          </table:table-cell>
        </table:table-row>
      </table:table>
      <text:p text:style-name="P67"/>
      <text:h text:style-name="Heading4" text:outline-level="4">Test action</text:h>
      <text:p text:style-name="P68">Use test stand to cause a malformed response to be<text:s/>returned to an ACU DUT.</text:p>
      <text:p text:style-name="P69"><text:span text:style-name="T70">Recommended processing:</text:span></text:p>
      <text:p text:style-name="Standard">ACU MUST, at least, not accept the packet. <text:s/>It may resend the last command if it wishes. <text:s/>ACU is recommended to be instrumented so telemetry reflects the condition has happened.</text:p>
      <text:p text:style-name="P71"/>
      <text:h text:style-name="Heading5" text:outline-level="5">PD Test</text:h>
      <text:p text:style-name="P72"><text:tab/>PD test: n/a</text:p>
      <text:h text:style-name="Heading5" text:outline-level="5">ACU Test</text:h>
      <text:p text:style-name="P73">Via test stand activate conformance test 050-09-16</text:p>
      <text:p text:style-name="P74"/>
      <text:h text:style-name="Heading4" text:outline-level="4">Development status</text:h>
      <text:p text:style-name="Standard">Available in<text:s/><text:a xlink:href="https://github.com/Security-Industry-Association/libosdp-conformance/releases/tag/1.31-4" office:target-frame-name="_top" xlink:show="replace"><text:span text:style-name="Hyperlink">libosdp-conformance 1.31.1-Build-4</text:span></text:a></text:p>
      <text:p text:style-name="Standard"/>
      <text:h text:style-name="Heading4" text:outline-level="4">Test Results</text:h>
      <text:p text:style-name="Standard">JSON tags</text:p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Standard">Test</text:p>
          </table:table-cell>
          <table:table-cell table:style-name="TableCell80">
            <text:p text:style-name="Standard">050-09-18</text:p>
          </table:table-cell>
        </table:table-row>
        <table:table-row table:style-name="TableRow81">
          <table:table-cell table:style-name="TableCell82">
            <text:p text:style-name="Standard">test-status</text:p>
          </table:table-cell>
          <table:table-cell table:style-name="TableCell83">
            <text:p text:style-name="Standard">1 for pass, 0 for fail</text:p>
          </table:table-cell>
        </table:table-row>
      </table:table>
      <text:p text:style-name="Standard"/>
      <text:h text:style-name="Heading4" text:outline-level="4">Revision History</text:h>
      <text:p text:style-name="Standard">Refreshed for 2.3</text:p>
      <text:h text:style-name="Heading3" text:outline-level="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Yu Gothic Light" style:font-name-complex="Mangal" fo:font-style="italic" style:font-style-asian="italic" style:font-style-complex="italic" fo:color="#2F5496" style:font-size-complex="10.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Yu Gothic Light" style:font-name-complex="Mangal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Heading4Char" style:display-name="Heading 4 Char" style:family="text" style:parent-style-name="DefaultParagraphFont">
      <style:text-properties style:font-name="Calibri Light" style:font-name-asian="Yu Gothic Light" style:font-name-complex="Mangal" fo:font-style="italic" style:font-style-asian="italic" style:font-style-complex="italic" fo:color="#2F5496" style:font-size-complex="10.5pt" fo:language="en" fo:country="US"/>
    </style:style>
    <style:style style:name="Heading5Char" style:display-name="Heading 5 Char" style:family="text" style:parent-style-name="DefaultParagraphFont">
      <style:text-properties style:font-name="Calibri Light" style:font-name-asian="Yu Gothic Light" style:font-name-complex="Mangal" fo:color="#2F5496" style:font-size-complex="10.5pt" fo:language="en" fo:country="US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OSDP Verified<text:tab/>Test Descriptions<text:tab/>Page<text:s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lvatore D'Agostino</dc:creator>
    <meta:creation-date>2022-12-15T00:11:00Z</meta:creation-date>
    <dc:date>2022-12-18T20:21:00Z</dc:date>
    <meta:template xlink:href="Normal.dotm" xlink:type="simple"/>
    <meta:editing-cycles>7</meta:editing-cycles>
    <meta:editing-duration>PT1260S</meta:editing-duration>
    <meta:document-statistic meta:page-count="1" meta:paragraph-count="3" meta:word-count="276" meta:character-count="1847" meta:row-count="13" meta:non-whitespace-character-count="1574"/>
  </office:meta>
</office:document-meta>
</file>